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5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<text:tab/></text:p>
      <text:p text:style-name="P5"><text:s/>(manuscript or typescript) <text:tab/><text:tab/><text:tab/><text:tab/></text:p>
      <text:p text:style-name="P5">Language (s)<text:tab/><text:tab/><text:tab/><text:tab/><text:tab/><text:tab/><text:tab/><text:tab/><text:tab/><text:tab/></text:p>
      <text:p text:style-name="P5">Author of letter<text:tab/><text:tab/><text:tab/><text:tab/>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</text:p>
      <text:p text:style-name="P5">Number of Sheets<text:tab/><text:tab/><text:tab/><text:tab/>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Mickve Israel Congregation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2">Re: "Mickv<text:span text:style-name="T2">é</text:span><text:span text:style-name="T3"> Israel Congregation"/</text:span></text:p>
      <text:p text:style-name="P2"><text:span text:style-name="T3">--with corrections </text:span><text:span text:style-name="T4">and</text:span><text:span text:style-name="T5"> letter by S. MORAIS/</text:span></text:p>
      <text:p text:style-name="P2"><text:span text:style-name="T5">re burial plots 1893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8T14:38:39.99</meta:creation-date>
    <meta:document-statistic meta:table-count="0" meta:image-count="0" meta:object-count="0" meta:page-count="2" meta:paragraph-count="63" meta:word-count="165" meta:character-count="1301"/>
    <dc:date>2013-01-28T14:40:15.18</dc:date>
    <meta:editing-duration>PT1M35S</meta:editing-duration>
    <meta:editing-cycles>1</meta:editing-cycles>
    <meta:generator>OpenOffice.org/3.4.1$Win32 OpenOffice.org_project/341m1$Build-9593</meta:generator>
  </office:meta>
</office:document-meta>
</file>